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ExceptionHandler.storeException( HttpServletRequest request , String property , ActionMessage error , ActionForward forward , String sco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geFlowExceptionHandler.execute( Exception ex , ExceptionConfig ec , ActionMapping mapping , ActionForm formInstance , HttpServletRequest request , HttpServletResponse respons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